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znam</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e nastavení s možnostmi<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klepnutí a/nebo klep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jiný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t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program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ges pane<text:tab/>7</text:a></text:p>
          <text:p text:style-name="P102"><text:a xlink:type="simple" xlink:href="#__RefHeading___Toc5330_144954329" text:style-name="Index_20_Link" text:visited-style-name="Index_20_Link">Layers bar<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Working with layers<text:tab/>10</text:a></text:p>
          <text:p text:style-name="P102"><text:a xlink:type="simple" xlink:href="#__RefHeading___Toc4318_144954329" text:style-name="Index_20_Link" text:visited-style-name="Index_20_Link">Adding a layer<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Arranging, aligning, and distributing objects<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8">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8">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program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programu Draw<text:bookmark-end text:name="__RefHeading__13170_1507506698"/></text:h>
      <text:p text:style-name="P8">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ges pane</text:p>
        </text:list-item>
        <text:list-item>
          <text:p text:style-name="P130">Pracovní plocha</text:p>
        </text:list-item>
        <text:list-item>
          <text:p text:style-name="P130">Stavový řádek</text:p>
        </text:list-item>
        <text:list-item>
          <text:p text:style-name="P131">Layers bar</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109" text:outline-level="2">Pages pane</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Layers bar<text:bookmark-end text:name="__RefHeading___Toc5330_144954329"/></text:h>
      <text:p text:style-name="P29">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It includes several Draw-specific fields.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By default, it is located just under the Menu bar.</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Working with layers<text:bookmark-end text:name="__RefHeading___Toc8673_1651274080"/></text:h>
      <text:p text:style-name="P25">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9">A Draw document contains three default layers that you cannot delete or rename. Here are the common ways of using them:</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Adding a layer<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Add a name, title, and description of the layer. Select if you want it printable or not, visible or hidden, or locked to prevent further changes or accidental edits.</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Some of the icons on the Drawing toolbar will change according to the shape that has been selected from the choices available.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The use of these tools for geometric shapes is similar to the tool used for drawing rectangles or squares.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Rotation works differently for 3D objects because rotation occurs around global axes and not around a single axi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Arrows, arrowheads, and other line endings are usually referred to as arrows and can be treated the same as lines when editing and changing attributes.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cts can snap to subdivisions as well as to the corners of the grid.</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In Draw you can arrange, align, and distribute selected objects in relation to each other:</text:p>
      <text:list xml:id="list1754916955" text:style-name="List_20_1">
        <text:list-item>
          <text:p text:style-name="P135">Objekt uspořádáme tím, že jej v pořadí objektů buď přeneseme blíž, nebo odsuneme dál.</text:p>
        </text:list-item>
        <text:list-item>
          <text:p text:style-name="P135">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You can insert comments into your drawing in a similar process to the one used in Writer and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